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34833A961A7E1EFC0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5cm" fo:min-width="2.401cm"/>
    </style:style>
    <style:style style:name="gr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9.64cm" fo:min-width="3.19cm" fo:padding-top="0.175cm" fo:padding-bottom="0.175cm" fo:padding-left="0.3cm" fo:padding-right="0.3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94cm" fo:min-width="2.844cm"/>
    </style:style>
    <style:style style:name="gr5" style:family="graphic" style:parent-style-name="standard">
      <style:graphic-properties draw:textarea-horizontal-align="justify" draw:textarea-vertical-align="middle" draw:auto-grow-height="false" fo:min-height="1.736cm" fo:min-width="2.986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2.3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15cm"/>
    </style:style>
    <style:style style:name="gr10" style:family="graphic" style:parent-style-name="standard">
      <style:graphic-properties draw:textarea-horizontal-align="justify" draw:textarea-vertical-align="middle" draw:auto-grow-height="false" fo:min-height="1.236cm" fo:min-width="2.612cm"/>
    </style:style>
    <style:style style:name="gr11" style:family="graphic" style:parent-style-name="standard">
      <style:graphic-properties draw:textarea-horizontal-align="justify" draw:textarea-vertical-align="middle" draw:auto-grow-height="false" fo:min-height="1.736cm" fo:min-width="4.586cm"/>
    </style:style>
    <style:style style:name="gr12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104cm" fo:min-width="3.15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004cm" fo:min-width="3.054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1.54cm" fo:min-width="4.39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Dashed_20__28_var_29_"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3" draw:id="id3" draw:layer="layout" svg:width="2.9cm" svg:height="3.4cm" svg:x="2.2cm" svg:y="7.3cm">
          <text:p/>
          <draw:enhanced-geometry svg:viewBox="0 0 88 21600" draw:glue-points="44 ?f6 44 0 0 10800 44 21600 88 10800" draw:text-areas="0 ?f6 88 ?f3" draw:type="can" draw:modifiers="6160.541017347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4.2cm" svg:height="10.4cm" svg:x="16.861cm" svg:y="3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7cm" svg:height="1.7cm" svg:x="2.8cm" svg:y="8.6cm">
          <draw:image xlink:href="Pictures/10000201000003480000034833A961A7E1EFC008.png" xlink:type="simple" xlink:show="embed" xlink:actuate="onLoad">
            <text:p/>
          </draw:image>
        </draw:frame>
        <draw:custom-shape draw:style-name="gr4" draw:text-style-name="P3" xml:id="id7" draw:id="id7" draw:layer="layout" svg:width="3.5cm" svg:height="1.6cm" svg:x="25.4cm" svg:y="18cm">
          <text:p text:style-name="P1"><text:span text:style-name="T1">Tw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3.7cm" svg:height="2.2cm" svg:x="25.3cm" svg:y="8cm">
          <text:p text:style-name="P1"><text:span text:style-name="T1">Comit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" draw:id="id1" draw:layer="layout" svg:width="4cm" svg:height="2cm" svg:x="8.2cm" svg:y="1.4cm">
          <text:p text:style-name="P1"><text:span text:style-name="T1">Ajuste dos</text:span></text:p>
          <text:p text:style-name="P1"><text:span text:style-name="T1">Pe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2.2cm" svg:y1="2.4cm" svg:x2="18.961cm" svg:y2="3.863cm" draw:start-shape="id1" draw:start-glue-point="10" draw:end-shape="id2" draw:end-glue-point="0" svg:d="M12200 2400h6761v1463" svg:viewBox="0 0 6762 1464">
          <text:p/>
        </draw:connector>
        <draw:frame draw:style-name="gr8" draw:text-style-name="P4" draw:layer="layout" svg:width="4.4cm" svg:height="1.673cm" svg:x="1.7cm" svg:y="10.827cm">
          <draw:text-box>
            <text:p><text:span text:style-name="T2">Base de Treinamento</text:span></text:p>
          </draw:text-box>
        </draw:frame>
        <draw:frame draw:style-name="gr9" draw:text-style-name="P5" draw:layer="layout" svg:width="5.2cm" svg:height="2.4cm" svg:x="11.5cm" svg:y="4.3cm">
          <draw:text-box draw:corner-radius="0.1cm">
            <text:p><text:span text:style-name="T1">Algoritmos de Classificação</text:span></text:p>
          </draw:text-box>
        </draw:frame>
        <draw:custom-shape draw:style-name="gr10" draw:text-style-name="P6" xml:id="id6" draw:id="id6" draw:layer="layout" svg:width="4.4cm" svg:height="2.1cm" svg:x="32.4cm" svg:y="8.1cm">
          <text:p text:style-name="P1"><text:span text:style-name="T3">Sent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8" draw:id="id8" draw:layer="layout" svg:width="5.3cm" svg:height="2.2cm" svg:x="24.482cm" svg:y="1.7cm">
          <text:p text:style-name="P1"><text:span text:style-name="T3">Avaliação</text:span></text:p>
          <text:p text:style-name="P1"><text:span text:style-name="T3">De</text:span></text:p>
          <text:p text:style-name="P1"><text:span text:style-name="T3">Desempen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9" draw:id="id9" draw:layer="layout" svg:width="3.8cm" svg:height="1.5cm" svg:x="17.1cm" svg:y="4.7cm">
          <text:p text:style-name="P1"><text:span text:style-name="T3">Naive </text:span></text:p>
          <text:p text:style-name="P1"><text:span text:style-name="T3">Ba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0" draw:id="id10" draw:layer="layout" svg:width="3.8cm" svg:height="1.5cm" svg:x="17.1cm" svg:y="6.6cm">
          <text:p text:style-name="P1"><text:span text:style-name="T3">S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" xml:id="id13" draw:id="id13" draw:layer="layout" svg:width="3.8cm" svg:height="1.5cm" svg:x="17.1cm" svg:y="8.7cm">
          <text:p text:style-name="P1"><text:span text:style-name="T3">Árvore </text:span></text:p>
          <text:p text:style-name="P1"><text:span text:style-name="T3">De Decis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1" draw:id="id11" draw:layer="layout" svg:width="3.8cm" svg:height="1.5cm" svg:x="17.1cm" svg:y="10.6cm">
          <text:p text:style-name="P1"><text:span text:style-name="T3">Random</text:span></text:p>
          <text:p text:style-name="P1"><text:span text:style-name="T3">For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12" draw:id="id12" draw:layer="layout" svg:width="3.8cm" svg:height="1.5cm" svg:x="17.1cm" svg:y="12.4cm">
          <text:p text:style-name="P1"><text:span text:style-name="T3">Regressão</text:span></text:p>
          <text:p text:style-name="P1"><text:span text:style-name="T3">Logísti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4" draw:id="id4" draw:layer="layout" svg:width="5.2cm" svg:height="2.1cm" svg:x="5.8cm" svg:y="17.7cm">
          <text:p text:style-name="P1"><text:span text:style-name="T1">Pré </text:span></text:p>
          <text:p text:style-name="P1"><text:span text:style-name="T1">Processamento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5.1cm" svg:y1="9cm" svg:x2="6.85cm" svg:y2="17.7cm" draw:start-shape="id3" draw:start-glue-point="8" draw:end-shape="id4" draw:end-glue-point="4" svg:d="M5100 9000h1750v8700" svg:viewBox="0 0 1751 8701">
          <text:p/>
        </draw:connector>
        <draw:connector draw:style-name="gr7" draw:text-style-name="P2" draw:layer="layout" draw:type="line" svg:x1="21.061cm" svg:y1="9.063cm" svg:x2="25.3cm" svg:y2="9.1cm" draw:start-shape="id2" draw:start-glue-point="1" draw:end-shape="id5" draw:end-glue-point="3" svg:d="M21061 9063l4239 37" svg:viewBox="0 0 4240 38">
          <text:p/>
        </draw:connector>
        <draw:connector draw:style-name="gr7" draw:text-style-name="P2" draw:layer="layout" draw:type="line" svg:x1="29cm" svg:y1="9.1cm" svg:x2="32.4cm" svg:y2="9.15cm" draw:start-shape="id5" draw:start-glue-point="1" draw:end-shape="id6" draw:end-glue-point="6" svg:d="M29000 9100l3400 50" svg:viewBox="0 0 3401 51">
          <text:p/>
        </draw:connector>
        <draw:connector draw:style-name="gr7" draw:text-style-name="P2" draw:layer="layout" draw:type="line" svg:x1="5.1cm" svg:y1="9cm" svg:x2="16.861cm" svg:y2="9.063cm" draw:start-shape="id3" draw:start-glue-point="8" draw:end-shape="id2" draw:end-glue-point="3" svg:d="M5100 9000l11761 63" svg:viewBox="0 0 11762 64">
          <text:p/>
        </draw:connector>
        <draw:connector draw:style-name="gr7" draw:text-style-name="P2" draw:layer="layout" draw:type="line" svg:x1="27.15cm" svg:y1="18cm" svg:x2="27.15cm" svg:y2="10.2cm" draw:start-shape="id7" draw:start-glue-point="0" draw:end-shape="id5" draw:end-glue-point="2" svg:d="M27150 18000v-7800" svg:viewBox="0 0 1 7801">
          <text:p/>
        </draw:connector>
        <draw:connector draw:style-name="gr15" draw:text-style-name="P2" draw:layer="layout" draw:line-skew="-8.401cm 4.498cm" svg:x1="5.1cm" svg:y1="9cm" svg:x2="27.15cm" svg:y2="10.2cm" draw:start-shape="id3" draw:start-glue-point="8" draw:end-shape="id5" draw:end-glue-point="2" svg:d="M5100 9000h1700v6200h20350v-5000" svg:viewBox="0 0 22051 6201">
          <text:p/>
        </draw:connector>
        <draw:connector draw:style-name="gr15" draw:text-style-name="P2" draw:layer="layout" draw:line-skew="-3.101cm 4.798cm" svg:x1="5.1cm" svg:y1="9cm" svg:x2="27.15cm" svg:y2="10.2cm" draw:start-shape="id3" draw:start-glue-point="8" draw:end-shape="id5" draw:end-glue-point="2" svg:d="M5100 9000h7000v6500h15050v-5300" svg:viewBox="0 0 22051 6501">
          <text:p/>
        </draw:connector>
        <draw:connector draw:style-name="gr15" draw:text-style-name="P2" draw:layer="layout" svg:x1="27.15cm" svg:y1="8cm" svg:x2="27.132cm" svg:y2="3.9cm" draw:start-shape="id5" draw:start-glue-point="0" draw:end-shape="id8" draw:end-glue-point="2" svg:d="M27150 8000v-2049h-18v-2051" svg:viewBox="0 0 19 4101">
          <text:p/>
        </draw:connector>
        <draw:connector draw:style-name="gr15" draw:text-style-name="P2" draw:layer="layout" svg:x1="20.9cm" svg:y1="5.45cm" svg:x2="24.482cm" svg:y2="2.8cm" draw:start-shape="id9" draw:start-glue-point="1" draw:end-shape="id8" draw:end-glue-point="3" svg:d="M20900 5450h1816v-2650h1766" svg:viewBox="0 0 3583 2651">
          <text:p/>
        </draw:connector>
        <draw:connector draw:style-name="gr15" draw:text-style-name="P2" draw:layer="layout" svg:x1="20.9cm" svg:y1="7.35cm" svg:x2="24.482cm" svg:y2="2.8cm" draw:start-shape="id10" draw:start-glue-point="1" draw:end-shape="id8" draw:end-glue-point="3" svg:d="M20900 7350h1816v-4550h1766" svg:viewBox="0 0 3583 4551">
          <text:p/>
        </draw:connector>
        <draw:connector draw:style-name="gr15" draw:text-style-name="P2" draw:layer="layout" svg:x1="20.9cm" svg:y1="11.35cm" svg:x2="24.482cm" svg:y2="2.8cm" draw:start-shape="id11" draw:start-glue-point="1" draw:end-shape="id8" draw:end-glue-point="3" svg:d="M20900 11350h1816v-8550h1766" svg:viewBox="0 0 3583 8551">
          <text:p/>
        </draw:connector>
        <draw:connector draw:style-name="gr15" draw:text-style-name="P2" draw:layer="layout" svg:x1="20.9cm" svg:y1="13.15cm" svg:x2="24.482cm" svg:y2="2.8cm" draw:start-shape="id12" draw:start-glue-point="1" draw:end-shape="id8" draw:end-glue-point="3" svg:d="M20900 13150h1816v-10350h1766" svg:viewBox="0 0 3583 10351">
          <text:p/>
        </draw:connector>
        <draw:connector draw:style-name="gr16" draw:text-style-name="P1" draw:layer="layout" svg:x1="20.9cm" svg:y1="9.45cm" svg:x2="24.482cm" svg:y2="2.8cm" draw:start-shape="id13" draw:start-glue-point="1" draw:end-shape="id8" svg:d="M20900 9450h1817v-6650h1765" svg:viewBox="0 0 3583 6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21:25:57.312212393</meta:creation-date>
    <dc:date>2017-10-08T16:37:25.033326638</dc:date>
    <meta:editing-duration>PT38M10S</meta:editing-duration>
    <meta:editing-cycles>13</meta:editing-cycles>
    <meta:generator>LibreOffice/5.2.2.2$Linux_X86_64 LibreOffice_project/20m0$Build-2</meta:generator>
    <meta:document-statistic meta:object-count="30"/>
  </office:meta>
</office:document-meta>
</file>